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10f511"/>
    </style:style>
    <style:style style:name="P2" style:family="paragraph" style:parent-style-name="Standard">
      <style:paragraph-properties fo:text-align="justify" style:justify-single-word="false"/>
      <style:text-properties style:font-name="Arial" fo:font-weight="bold" officeooo:rsid="0010f511" officeooo:paragraph-rsid="0010f511" style:font-weight-asian="bold" style:font-weight-complex="bold"/>
    </style:style>
    <style:style style:name="P3" style:family="paragraph" style:parent-style-name="Standard">
      <style:paragraph-properties fo:text-align="justify" style:justify-single-word="false"/>
      <style:text-properties officeooo:paragraph-rsid="0010f511"/>
    </style:style>
    <style:style style:name="P4" style:family="paragraph" style:parent-style-name="Standard">
      <style:paragraph-properties fo:text-align="justify" style:justify-single-word="false"/>
      <style:text-properties style:font-name="Arial" fo:font-weight="normal" officeooo:rsid="0010f511" officeooo:paragraph-rsid="0010f511"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18a2b0" officeooo:paragraph-rsid="0018a2b0"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bb970" officeooo:paragraph-rsid="001bb970" style:font-weight-asian="normal" style:font-weight-complex="normal"/>
    </style:style>
    <style:style style:name="P7" style:family="paragraph" style:parent-style-name="Standard">
      <style:paragraph-properties fo:text-align="justify" style:justify-single-word="false"/>
      <style:text-properties style:font-name="Arial" fo:font-weight="bold" officeooo:rsid="001bb970" officeooo:paragraph-rsid="001bb970" style:font-weight-asian="bold" style:font-weight-complex="bold"/>
    </style:style>
    <style:style style:name="P8" style:family="paragraph" style:parent-style-name="Standard">
      <style:paragraph-properties fo:text-align="justify" style:justify-single-word="false"/>
      <style:text-properties officeooo:paragraph-rsid="001bb970"/>
    </style:style>
    <style:style style:name="T1" style:family="text">
      <style:text-properties fo:font-size="12pt" style:font-size-asian="12pt" style:font-size-complex="12pt" style:font-weight-complex="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Arial" fo:font-size="12pt" fo:font-weight="bold" officeooo:rsid="0010f511" style:font-size-asian="12pt" style:font-weight-asian="bold" style:font-size-complex="12pt" style:font-weight-complex="bold"/>
    </style:style>
    <style:style style:name="T6" style:family="text">
      <style:text-properties style:font-name="Arial" fo:font-size="12pt" fo:font-weight="normal" officeooo:rsid="0013a72f" style:font-size-asian="12pt" style:font-weight-asian="normal" style:font-size-complex="12pt" style:font-weight-complex="normal"/>
    </style:style>
    <style:style style:name="T7" style:family="text">
      <style:text-properties style:font-name="Arial" fo:font-size="12pt" fo:font-weight="normal" officeooo:rsid="0010f511" style:font-size-asian="12pt" style:font-weight-asian="normal" style:font-size-complex="12pt" style:font-weight-complex="normal"/>
    </style:style>
    <style:style style:name="T8" style:family="text">
      <style:text-properties style:font-name="Arial" fo:font-size="12pt" officeooo:rsid="0010f511"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style:font-size-asian="12pt" style:font-size-complex="12pt"/>
    </style:style>
    <style:style style:name="T11" style:family="text">
      <style:text-properties officeooo:rsid="001580cb"/>
    </style:style>
    <style:style style:name="T12" style:family="text">
      <style:text-properties officeooo:rsid="0016c671"/>
    </style:style>
    <style:style style:name="T13" style:family="text">
      <style:text-properties officeooo:rsid="0018a2b0"/>
    </style:style>
    <style:style style:name="T14" style:family="text">
      <style:text-properties officeooo:rsid="0018b8dc"/>
    </style:style>
    <style:style style:name="T15" style:family="text">
      <style:text-properties officeooo:rsid="001da7c2"/>
    </style:style>
    <style:style style:name="T16" style:family="text">
      <style:text-properties fo:font-size="12pt" fo:font-weight="normal" officeooo:rsid="0018b8dc" style:font-size-asian="12pt" style:font-weight-asian="normal" style:font-size-complex="12pt" style:font-weight-complex="normal"/>
    </style:style>
    <style:style style:name="T17" style:family="text">
      <style:text-properties fo:font-size="12pt" officeooo:rsid="0018b8dc" style:font-size-asian="12pt" style:font-size-complex="12pt"/>
    </style:style>
    <style:style style:name="T18" style:family="text">
      <style:text-properties style:font-name="Arial" fo:font-size="12pt" fo:font-weight="normal" officeooo:rsid="001bb970" style:font-size-asian="12pt" style:font-weight-asian="normal" style:font-size-complex="12pt" style:font-weight-complex="normal"/>
    </style:style>
    <style:style style:name="T19" style:family="text">
      <style:text-properties style:font-name="Arial"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ext:span><text:span text:style-name="T2">"A Importância da Ética no Mundo Digital: Desafios e Perspectivas"</text:span></text:p>
      <text:p text:style-name="P1" loext:marker-style-name="T1"><text:span text:style-name="T2"/></text:p>
      <text:p text:style-name="P2" loext:marker-style-name="T1"><text:span text:style-name="T3">Introdução: </text:span><text:span text:style-name="T4">A revolução digital trouxe consigo uma série de avanços tecnológicos que impactaram significativamente a maneira como vivemos, nos comunicamos, trabalhamos e interagimos com o mundo. No entanto, o crescente uso e desenvolvimento de tecnologias digitais também levantam questões éticas complexas e desafios morais que precisam ser abordados e compreendidos. Este trabalho se propõe a explorar a importância da ética no contexto do mundo digital, analisando suas implicações, desafios e a necessidade de promover um comportamento ético neste ambiente.</text:span></text:p>
      <text:p text:style-name="P2" loext:marker-style-name="T1"><text:span text:style-name="T4"/></text:p>
      <text:p text:style-name="P3" loext:marker-style-name="T1"><text:span text:style-name="T5">Desenvolvimento: Definição de Ética no Mundo Digital: </text:span><text:span text:style-name="T6">Em novembro de 2024, uma publicação no blog da Sebrae definiu e contextualizou ética digital através do seguinte texto: “...</text:span><text:span text:style-name="T7">Entende-se por ética, no sentido amplo, o conjunto de princípios morais que guiam as pessoas. A </text:span><text:span text:style-name="Strong_20_Emphasis"><text:span text:style-name="T8">ética digital</text:span></text:span><text:span text:style-name="T7"> diz respeito aos valores e princípios que uma empresa adota nas suas interações digitais… </text:span><text:span text:style-name="T9">A segurança e a privacidade dos dados são discussões que podem ser feitas no âmbito da </text:span><text:span text:style-name="Strong_20_Emphasis"><text:span text:style-name="T10">ética digital...</text:span></text:span><text:span text:style-name="T9">”. </text:span><text:span text:style-name="T6">Embora a publicação tenha um enfoque nas relações éticas no âmbito de negócios, esse texto reflete como a ética -tanto no sentido amplo, quanto granular da ética digital- deve ser tratada, como um conjunto de valores e princípios que norteiam um indivíduo em suas interações com o mundo. </text:span></text:p>
      <text:p text:style-name="P4" loext:marker-style-name="T1">É <text:span text:style-name="T11">fundamental lidar com </text:span><text:span text:style-name="T12">o</text:span><text:span text:style-name="T11"> </text:span><text:span text:style-name="T12">mundo digital seguindo princípios que tragam segurança ao ambiente onde estas informações estão sendo disponibilizadas, no mundo digital precisamos ter cuidado para não disseminar o ódio, preconceito, desinformação. Uma das maneiras de implementar a segurança é através da suspeita, não no sentido de desconfiança, mas sim, de proteção. Suspeitar sistematicamente do conteúdo veiculado ajuda a manter o ambiente seguro. Não devemos esquecer que no mundo digital as informações são de muito fácil acesso, e as pessoas na internet estão sempre em constante exposição -principalmente através das redes sociais-, por esse motivo também é importante ser transparente para que </text:span><text:span text:style-name="T13">quando nós</text:span><text:span text:style-name="T12"> transmi</text:span><text:span text:style-name="T13">tirmos </text:span><text:span text:style-name="T12">informações, </text:span><text:span text:style-name="T13">não façamos de forma</text:span><text:span text:style-name="T12"> tendenciosa ou que possa ser mal interpretada. </text:span><text:span text:style-name="T13">U</text:span><text:span text:style-name="T12">m único texto mal redigido ou uma imagem capturada em momento inoportuno pode transformar </text:span><text:span text:style-name="T13">o que era pra ser</text:span><text:span text:style-name="T12"> uma simples história feliz, em um conto aterrorizante.</text:span></text:p>
      <text:p text:style-name="P4" loext:marker-style-name="T1"/>
      <text:p text:style-name="P5" loext:marker-style-name="T1">Em uma conversa através da plataforma de vídeos “YouTube”, o professor Mario Sérgio Cortella utilizou a seguinte frase para explicar os cuidados que devemos ter para transmitir <text:span text:style-name="T14">e absorver</text:span> informações no mundo digital: “Uma ética de conduta no mundo digital, é uma ética que permita que sejamos capazes de partilhar aquilo que é importante mas com critério.”.</text:p>
      <text:p text:style-name="P5" loext:marker-style-name="T1"/>
      <text:p text:style-name="P6" loext:marker-style-name="T1">Atualmente, o mundo digital experimenta um crescimento exponente, a inclusão digital e a evolução das tecnologias fez com o que o mundo que é majoritariamente capitalista acelerasse o desenvolvimento de soluções e serviços explorando o mundo digital. Essa facilidade que as empresas tem de alcançar seus clientes através d<text:span text:style-name="T15">esse ambiente traz consigo seus problemas, devemos lutar para que o ambiente digital não seja destruído pelas grandes empresas que exploram os meios digitais para conseguir atenção das pessoas afim de capturar seu interesse em determinado produto, atrair pessoas para grupos sociais</text:span> <text:span text:style-name="T15">que beneficiem ou que construam uma identidade que favorece </text:span><text:soft-page-break/><text:span text:style-name="T15">determinada empresa ou segmento. Principalmente hoje em dia, com o consumo excessivo das “IA’s”, precisamos ter cuidado com a quantidade de informações que absorvemos, pois quem está por trás desse conteúdo pode estar de certa forma manipulando as massas para construir identidades, princípios e ideias muitas vezes completamente distorcidos da realidade e que muitas vezes fogem dos princípios éticos que sempre sustentaram o ambiente em que vivemos. Com o desenvolvimento de software não é nada diferente, sabemos que a forma como construímos e apresentamos nossos produtos e serviços aos clientes tende a refletir nossas ideias no momento do desenvolvimento, isso significa que quando pessoas aderem a utilização de nossos serviços elas estão não somente utilizando um aplicativo, mas compartilhando das mesmas intenções que tivemos ao criar tal projeto. E isso é refletido ao longo do ciclo de vida de uma aplicação, nós mantemos os usuários ativos oferecendo cada vez funcionalidades agradáveis, e em troca, veiculamos aos usuários o que nós pode ser favorável, como propagandas e marketing. </text:span></text:p>
      <text:p text:style-name="P6" loext:marker-style-name="T1"/>
      <text:p text:style-name="P2" loext:marker-style-name="T1"><text:span text:style-name="T3">Conclusão: </text:span><text:span text:style-name="T16">Podemos concluir que a ética é um conjunto de princípios que auxiliam na manutenção e evolução de um ambiente. No mundo digital a ética diz que devemos ser parcimoniosos e criteriosos para construirmos informações fiéis a verdade e honestidade, além de manter privado o que deve ser privado, segurado o que deve ser seguro e expor com clareza o que deve ser transparente. Essas práticas tem como funcionalidade manter saudável o ambiente digital, tanto para quem produz quanto para quem consome.</text:span></text:p>
      <text:p text:style-name="P2" loext:marker-style-name="T1"><text:span text:style-name="T16"/></text:p>
      <text:p text:style-name="P2" loext:marker-style-name="T1"><text:span text:style-name="T16"/></text:p>
      <text:p text:style-name="P7" loext:marker-style-name="T1"><text:span text:style-name="T17">R</text:span><text:span text:style-name="T3">eferências:</text:span></text:p>
      <text:p text:style-name="P8" loext:marker-style-name="T1"><text:span text:style-name="T18">SEBRAE. </text:span><text:span text:style-name="Strong_20_Emphasis"><text:span text:style-name="T10">Como aplicar a ética digital no seu negócio?</text:span></text:span><text:span text:style-name="Strong_20_Emphasis"><text:span text:style-name="T18">. Disponível em: </text:span></text:span><text:a xlink:type="simple" xlink:href="https://sebrae.com.br/sites/PortalSebrae/artigos/como-aplicar-a-etica-digital-no-seu-negocio,bddbaa85f0b25810VgnVCM100000d701210aRCRD" text:style-name="Internet_20_link" text:visited-style-name="Visited_20_Internet_20_Link"><text:span text:style-name="Strong_20_Emphasis"><text:span text:style-name="T18">https://sebrae.com.br/sites/PortalSebrae/artigos/como-aplicar-a-etica-digital-no-seu-negocio,bddbaa85f0b25810VgnVCM100000d701210aRCRD</text:span></text:span></text:a><text:span text:style-name="Strong_20_Emphasis"><text:span text:style-name="T18">. Acesso em (29, Jun. 2025).</text:span></text:span></text:p>
      <text:p text:style-name="P8" loext:marker-style-name="T1"><text:span text:style-name="T18">CORTELLA, Mario Sergio. </text:span><text:span text:style-name="T19">A importância da ética no mundo digital</text:span><text:span text:style-name="T9">. </text:span><text:span text:style-name="T18">Disponível em: </text:span><text:a xlink:type="simple" xlink:href="https://www.youtube.com/watch?v=80LpRwOi-eI" text:style-name="Internet_20_link" text:visited-style-name="Visited_20_Internet_20_Link"><text:span text:style-name="T18">https://www.youtube.com/watch?v=80LpRwOi-eI</text:span></text:a><text:span text:style-name="T18">. Acessado em (29, Jun. 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paragraph-rsid="001bb970"/>
    </style:style>
    <style:page-layout style:name="Mpm1">
      <style:page-layout-properties fo:page-width="21.001cm" fo:page-height="29.7cm" style:num-format="1" style:print-orientation="portrait" fo:margin-top="1.499cm" fo:margin-bottom="1.499cm" fo:margin-left="3cm" fo:margin-right="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adrão1"/><text:page-number text:select-page="current">2</text:page-number><text:s/>/ <text:page-count>2</text:page-count><text:bookmark-end text:name="PageNumWizard_HEADER_Estilo de página Padrão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23:33:35.435248967</meta:creation-date>
    <dc:date>2025-06-28T02:17:20.666878231</dc:date>
    <meta:editing-duration>PT11M53S</meta:editing-duration>
    <meta:editing-cycles>3</meta:editing-cycles>
    <meta:generator>LibreOffice/24.8.6.2$Linux_X86_64 LibreOffice_project/480$Build-2</meta:generator>
    <meta:print-date>2025-06-28T02:17:51.527498485</meta:print-date>
    <meta:printed-by>Arquivos PDF</meta:printed-by>
    <meta:document-statistic meta:table-count="0" meta:image-count="0" meta:object-count="0" meta:page-count="2" meta:paragraph-count="11" meta:word-count="802" meta:character-count="5392" meta:non-whitespace-character-count="4598"/>
  </office:meta>
</office:document-meta>
</file>